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34.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1" table:style-name="ta1">
        <table:shapes>
          <draw:frame draw:z-index="0" draw:style-name="gr1" draw:text-style-name="P1" svg:width="159.99mm" svg:height="89.99mm" svg:x="78.71mm" svg:y="1mm">
            <loext:p draw:notify-on-update-of-ranges="cameraslog_1.A1:cameraslog_1.A1 cameraslog_1.B1:cameraslog_1.B1 cameraslog_1.B2:cameraslog_1.B1001 cameraslog_1.A1:cameraslog_1.A1 cameraslog_1.C1:cameraslog_1.C1 cameraslog_1.C2:cameraslog_1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147079" calcext:value-type="float">
            <text:p>6,1470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17654" calcext:value-type="float">
            <text:p>6,1765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315432" calcext:value-type="float">
            <text:p>6,3154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512901" calcext:value-type="float">
            <text:p>6,51290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572895" calcext:value-type="float">
            <text:p>6,57289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543792" calcext:value-type="float">
            <text:p>6,54379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255137" calcext:value-type="float">
            <text:p>6,25513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304602" calcext:value-type="float">
            <text:p>6,3046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275531" calcext:value-type="float">
            <text:p>6,2755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237351" calcext:value-type="float">
            <text:p>6,23735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444987" calcext:value-type="float">
            <text:p>6,44498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278421" calcext:value-type="float">
            <text:p>6,2784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422425" calcext:value-type="float">
            <text:p>6,4224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548615" calcext:value-type="float">
            <text:p>6,5486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799516" calcext:value-type="float">
            <text:p>6,7995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98679" calcext:value-type="float">
            <text:p>6,9867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.803526" calcext:value-type="float">
            <text:p>6,8035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6497" calcext:value-type="float">
            <text:p>6,649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920966" calcext:value-type="float">
            <text:p>6,92096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141323" calcext:value-type="float">
            <text:p>7,1413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064959" calcext:value-type="float">
            <text:p>7,06495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.027851" calcext:value-type="float">
            <text:p>7,0278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.18458" calcext:value-type="float">
            <text:p>7,1845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.038032" calcext:value-type="float">
            <text:p>7,0380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.945336" calcext:value-type="float">
            <text:p>6,94533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945336" calcext:value-type="float">
            <text:p>6,94533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.145329" calcext:value-type="float">
            <text:p>7,1453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.279159" calcext:value-type="float">
            <text:p>7,27915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.058802" calcext:value-type="float">
            <text:p>7,0588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.122431" calcext:value-type="float">
            <text:p>7,1224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.122431" calcext:value-type="float">
            <text:p>7,1224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.744678" calcext:value-type="float">
            <text:p>6,74467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.646498" calcext:value-type="float">
            <text:p>6,6464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.748299" calcext:value-type="float">
            <text:p>6,74829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.726873" calcext:value-type="float">
            <text:p>6,72687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.493788" calcext:value-type="float">
            <text:p>6,4937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.673428" calcext:value-type="float">
            <text:p>6,6734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.855608" calcext:value-type="float">
            <text:p>6,8556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.847974" calcext:value-type="float">
            <text:p>6,84797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.032702" calcext:value-type="float">
            <text:p>7,03270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.194517" calcext:value-type="float">
            <text:p>7,1945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.194517" calcext:value-type="float">
            <text:p>7,1945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.430157" calcext:value-type="float">
            <text:p>7,43015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.430157" calcext:value-type="float">
            <text:p>7,43015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.556338" calcext:value-type="float">
            <text:p>7,55633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.647974" calcext:value-type="float">
            <text:p>7,64797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.647974" calcext:value-type="float">
            <text:p>7,64797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.802161" calcext:value-type="float">
            <text:p>7,8021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.95379" calcext:value-type="float">
            <text:p>7,9537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07234" calcext:value-type="float">
            <text:p>8,0723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.333428" calcext:value-type="float">
            <text:p>8,3334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.518156" calcext:value-type="float">
            <text:p>8,51815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.553789" calcext:value-type="float">
            <text:p>8,55378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.507968" calcext:value-type="float">
            <text:p>8,50796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.518152" calcext:value-type="float">
            <text:p>8,51815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.518152" calcext:value-type="float">
            <text:p>8,51815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.700336" calcext:value-type="float">
            <text:p>8,7003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.469793" calcext:value-type="float">
            <text:p>8,46979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.469793" calcext:value-type="float">
            <text:p>8,46979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.469793" calcext:value-type="float">
            <text:p>8,46979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.469793" calcext:value-type="float">
            <text:p>8,46979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.523244" calcext:value-type="float">
            <text:p>8,52324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.64434" calcext:value-type="float">
            <text:p>8,644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.64434" calcext:value-type="float">
            <text:p>8,644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.71454" calcext:value-type="float">
            <text:p>8,7145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.886541" calcext:value-type="float">
            <text:p>8,8865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.729815" calcext:value-type="float">
            <text:p>8,72981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.747637" calcext:value-type="float">
            <text:p>8,7476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.773089" calcext:value-type="float">
            <text:p>8,77308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773089" calcext:value-type="float">
            <text:p>8,77308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.773089" calcext:value-type="float">
            <text:p>8,77308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.808725" calcext:value-type="float">
            <text:p>8,80872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.808725" calcext:value-type="float">
            <text:p>8,80872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.608726" calcext:value-type="float">
            <text:p>8,6087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.808728" calcext:value-type="float">
            <text:p>8,80872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.780722" calcext:value-type="float">
            <text:p>8,78072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.790902" calcext:value-type="float">
            <text:p>8,79090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.945089" calcext:value-type="float">
            <text:p>8,94508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.932362" calcext:value-type="float">
            <text:p>8,93236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.96799" calcext:value-type="float">
            <text:p>8,9679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.760355" calcext:value-type="float">
            <text:p>8,76035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.957809" calcext:value-type="float">
            <text:p>8,9578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.714538" calcext:value-type="float">
            <text:p>8,71453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.947627" calcext:value-type="float">
            <text:p>8,94762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.947627" calcext:value-type="float">
            <text:p>8,94762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.975627" calcext:value-type="float">
            <text:p>8,97562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.11963" calcext:value-type="float">
            <text:p>9,1196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.11963" calcext:value-type="float">
            <text:p>9,1196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.11963" calcext:value-type="float">
            <text:p>9,1196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.099269" calcext:value-type="float">
            <text:p>9,09926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.922174" calcext:value-type="float">
            <text:p>8,92217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.924719" calcext:value-type="float">
            <text:p>8,92471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.924719" calcext:value-type="float">
            <text:p>8,92471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.073817" calcext:value-type="float">
            <text:p>9,0738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.266181" calcext:value-type="float">
            <text:p>9,2661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.266181" calcext:value-type="float">
            <text:p>9,2661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.266181" calcext:value-type="float">
            <text:p>9,2661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.266181" calcext:value-type="float">
            <text:p>9,2661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.268727" calcext:value-type="float">
            <text:p>9,26872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268727" calcext:value-type="float">
            <text:p>9,26872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.268725" calcext:value-type="float">
            <text:p>9,26872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.081452" calcext:value-type="float">
            <text:p>9,08145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.889086" calcext:value-type="float">
            <text:p>8,88908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.876363" calcext:value-type="float">
            <text:p>8,87636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.876363" calcext:value-type="float">
            <text:p>8,87636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.706903" calcext:value-type="float">
            <text:p>8,7069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.706903" calcext:value-type="float">
            <text:p>8,7069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.906904" calcext:value-type="float">
            <text:p>8,90690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.906904" calcext:value-type="float">
            <text:p>8,90690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.91454" calcext:value-type="float">
            <text:p>8,9145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.104357" calcext:value-type="float">
            <text:p>9,10435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.319629" calcext:value-type="float">
            <text:p>9,31962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.106907" calcext:value-type="float">
            <text:p>9,10690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.927268" calcext:value-type="float">
            <text:p>8,92726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.780714" calcext:value-type="float">
            <text:p>8,78071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.934895" calcext:value-type="float">
            <text:p>8,93489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.934895" calcext:value-type="float">
            <text:p>8,93489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.934895" calcext:value-type="float">
            <text:p>8,93489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.729804" calcext:value-type="float">
            <text:p>8,72980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699263" calcext:value-type="float">
            <text:p>8,69926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.843269" calcext:value-type="float">
            <text:p>8,84326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.666176" calcext:value-type="float">
            <text:p>8,66617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.666176" calcext:value-type="float">
            <text:p>8,66617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.666176" calcext:value-type="float">
            <text:p>8,66617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.696717" calcext:value-type="float">
            <text:p>8,69671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.461086" calcext:value-type="float">
            <text:p>8,46108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.461086" calcext:value-type="float">
            <text:p>8,46108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.283991" calcext:value-type="float">
            <text:p>8,28399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.129807" calcext:value-type="float">
            <text:p>8,12980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.975618" calcext:value-type="float">
            <text:p>7,97561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.955259" calcext:value-type="float">
            <text:p>7,95525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.955259" calcext:value-type="float">
            <text:p>7,95525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.941054" calcext:value-type="float">
            <text:p>7,9410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.874881" calcext:value-type="float">
            <text:p>7,87488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.874881" calcext:value-type="float">
            <text:p>7,87488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.874881" calcext:value-type="float">
            <text:p>7,87488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.874881" calcext:value-type="float">
            <text:p>7,87488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.874881" calcext:value-type="float">
            <text:p>7,87488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.857065" calcext:value-type="float">
            <text:p>7,85706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.857065" calcext:value-type="float">
            <text:p>7,85706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.70288" calcext:value-type="float">
            <text:p>7,7028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.530874" calcext:value-type="float">
            <text:p>7,53087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.576695" calcext:value-type="float">
            <text:p>7,57669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.576695" calcext:value-type="float">
            <text:p>7,57669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.576695" calcext:value-type="float">
            <text:p>7,57669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.576695" calcext:value-type="float">
            <text:p>7,57669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.576695" calcext:value-type="float">
            <text:p>7,57669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.468334" calcext:value-type="float">
            <text:p>7,4683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.194527" calcext:value-type="float">
            <text:p>7,19452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.194527" calcext:value-type="float">
            <text:p>7,19452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.194527" calcext:value-type="float">
            <text:p>7,19452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.194527" calcext:value-type="float">
            <text:p>7,19452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.194527" calcext:value-type="float">
            <text:p>7,19452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.180332" calcext:value-type="float">
            <text:p>7,1803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.180332" calcext:value-type="float">
            <text:p>7,1803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.077073" calcext:value-type="float">
            <text:p>7,07707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.315254" calcext:value-type="float">
            <text:p>7,31525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.291247" calcext:value-type="float">
            <text:p>7,29124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.422523" calcext:value-type="float">
            <text:p>7,42252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.490158" calcext:value-type="float">
            <text:p>7,49015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7.318152" calcext:value-type="float">
            <text:p>7,31815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.318152" calcext:value-type="float">
            <text:p>7,31815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.318152" calcext:value-type="float">
            <text:p>7,31815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.174152" calcext:value-type="float">
            <text:p>7,17415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.143603" calcext:value-type="float">
            <text:p>7,143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.143603" calcext:value-type="float">
            <text:p>7,143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.353786" calcext:value-type="float">
            <text:p>7,35378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.410846" calcext:value-type="float">
            <text:p>7,41084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.410846" calcext:value-type="float">
            <text:p>7,41084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.287203" calcext:value-type="float">
            <text:p>7,28720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.043932" calcext:value-type="float">
            <text:p>7,0439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85412" calcext:value-type="float">
            <text:p>6,854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.074478" calcext:value-type="float">
            <text:p>7,0744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.271932" calcext:value-type="float">
            <text:p>7,2719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.213394" calcext:value-type="float">
            <text:p>7,21339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967578" calcext:value-type="float">
            <text:p>6,9675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967578" calcext:value-type="float">
            <text:p>6,9675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967578" calcext:value-type="float">
            <text:p>6,9675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818485" calcext:value-type="float">
            <text:p>6,81848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570126" calcext:value-type="float">
            <text:p>6,5701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570126" calcext:value-type="float">
            <text:p>6,5701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570126" calcext:value-type="float">
            <text:p>6,5701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538126" calcext:value-type="float">
            <text:p>6,5381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62105" calcext:value-type="float">
            <text:p>6,621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56358" calcext:value-type="float">
            <text:p>6,5635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56358" calcext:value-type="float">
            <text:p>6,5635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727944" calcext:value-type="float">
            <text:p>6,7279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489774" calcext:value-type="float">
            <text:p>6,48977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489774" calcext:value-type="float">
            <text:p>6,48977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489774" calcext:value-type="float">
            <text:p>6,48977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489774" calcext:value-type="float">
            <text:p>6,48977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489774" calcext:value-type="float">
            <text:p>6,48977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511226" calcext:value-type="float">
            <text:p>6,5112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511226" calcext:value-type="float">
            <text:p>6,5112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453774" calcext:value-type="float">
            <text:p>6,4537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442111" calcext:value-type="float">
            <text:p>6,4421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442111" calcext:value-type="float">
            <text:p>6,4421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442111" calcext:value-type="float">
            <text:p>6,4421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442111" calcext:value-type="float">
            <text:p>6,4421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423202" calcext:value-type="float">
            <text:p>6,42320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423202" calcext:value-type="float">
            <text:p>6,42320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423202" calcext:value-type="float">
            <text:p>6,42320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423202" calcext:value-type="float">
            <text:p>6,42320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363195" calcext:value-type="float">
            <text:p>6,3631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196693" calcext:value-type="float">
            <text:p>6,19669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196693" calcext:value-type="float">
            <text:p>6,19669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251615" calcext:value-type="float">
            <text:p>6,2516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251615" calcext:value-type="float">
            <text:p>6,2516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400713" calcext:value-type="float">
            <text:p>6,40071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400713" calcext:value-type="float">
            <text:p>6,40071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400713" calcext:value-type="float">
            <text:p>6,40071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228705" calcext:value-type="float">
            <text:p>6,22870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228705" calcext:value-type="float">
            <text:p>6,22870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228705" calcext:value-type="float">
            <text:p>6,22870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228705" calcext:value-type="float">
            <text:p>6,22870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228705" calcext:value-type="float">
            <text:p>6,22870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228705" calcext:value-type="float">
            <text:p>6,22870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228705" calcext:value-type="float">
            <text:p>6,22870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228705" calcext:value-type="float">
            <text:p>6,22870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228705" calcext:value-type="float">
            <text:p>6,22870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228705" calcext:value-type="float">
            <text:p>6,22870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228705" calcext:value-type="float">
            <text:p>6,22870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228705" calcext:value-type="float">
            <text:p>6,22870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228705" calcext:value-type="float">
            <text:p>6,22870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228705" calcext:value-type="float">
            <text:p>6,22870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228705" calcext:value-type="float">
            <text:p>6,22870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06689" calcext:value-type="float">
            <text:p>6,066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06689" calcext:value-type="float">
            <text:p>6,066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228706" calcext:value-type="float">
            <text:p>6,2287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228706" calcext:value-type="float">
            <text:p>6,2287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228706" calcext:value-type="float">
            <text:p>6,2287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383978" calcext:value-type="float">
            <text:p>6,38397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320346" calcext:value-type="float">
            <text:p>6,32034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320346" calcext:value-type="float">
            <text:p>6,32034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320346" calcext:value-type="float">
            <text:p>6,32034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320346" calcext:value-type="float">
            <text:p>6,32034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320346" calcext:value-type="float">
            <text:p>6,32034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492341" calcext:value-type="float">
            <text:p>6,49234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492341" calcext:value-type="float">
            <text:p>6,49234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492341" calcext:value-type="float">
            <text:p>6,49234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492341" calcext:value-type="float">
            <text:p>6,49234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345802" calcext:value-type="float">
            <text:p>6,34580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345802" calcext:value-type="float">
            <text:p>6,34580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345802" calcext:value-type="float">
            <text:p>6,34580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345802" calcext:value-type="float">
            <text:p>6,34580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345802" calcext:value-type="float">
            <text:p>6,34580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345802" calcext:value-type="float">
            <text:p>6,34580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345802" calcext:value-type="float">
            <text:p>6,34580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345802" calcext:value-type="float">
            <text:p>6,34580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345802" calcext:value-type="float">
            <text:p>6,34580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377798" calcext:value-type="float">
            <text:p>6,37779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377798" calcext:value-type="float">
            <text:p>6,37779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418513" calcext:value-type="float">
            <text:p>6,41851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503984" calcext:value-type="float">
            <text:p>6,5039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49889" calcext:value-type="float">
            <text:p>6,4988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49889" calcext:value-type="float">
            <text:p>6,4988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286162" calcext:value-type="float">
            <text:p>6,28616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286162" calcext:value-type="float">
            <text:p>6,28616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282148" calcext:value-type="float">
            <text:p>6,2821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282148" calcext:value-type="float">
            <text:p>6,2821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.282148" calcext:value-type="float">
            <text:p>6,2821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282148" calcext:value-type="float">
            <text:p>6,2821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282148" calcext:value-type="float">
            <text:p>6,2821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282148" calcext:value-type="float">
            <text:p>6,2821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263258" calcext:value-type="float">
            <text:p>6,26325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263258" calcext:value-type="float">
            <text:p>6,26325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275988" calcext:value-type="float">
            <text:p>6,27598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321798" calcext:value-type="float">
            <text:p>6,32179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321798" calcext:value-type="float">
            <text:p>6,32179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321798" calcext:value-type="float">
            <text:p>6,32179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321798" calcext:value-type="float">
            <text:p>6,32179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321798" calcext:value-type="float">
            <text:p>6,32179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238869" calcext:value-type="float">
            <text:p>6,23886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238869" calcext:value-type="float">
            <text:p>6,23886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238869" calcext:value-type="float">
            <text:p>6,23886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190507" calcext:value-type="float">
            <text:p>6,19050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149782" calcext:value-type="float">
            <text:p>6,14978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149782" calcext:value-type="float">
            <text:p>6,14978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013413" calcext:value-type="float">
            <text:p>6,0134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013413" calcext:value-type="float">
            <text:p>6,0134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013413" calcext:value-type="float">
            <text:p>6,0134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.744697" calcext:value-type="float">
            <text:p>5,74469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.744697" calcext:value-type="float">
            <text:p>5,74469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.744697" calcext:value-type="float">
            <text:p>5,74469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.585421" calcext:value-type="float">
            <text:p>5,5854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.431235" calcext:value-type="float">
            <text:p>5,4312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.431235" calcext:value-type="float">
            <text:p>5,4312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.431235" calcext:value-type="float">
            <text:p>5,4312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.431235" calcext:value-type="float">
            <text:p>5,4312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.431235" calcext:value-type="float">
            <text:p>5,4312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.48468" calcext:value-type="float">
            <text:p>5,4846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.48468" calcext:value-type="float">
            <text:p>5,4846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.284684" calcext:value-type="float">
            <text:p>5,28468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.284684" calcext:value-type="float">
            <text:p>5,28468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.359955" calcext:value-type="float">
            <text:p>5,3599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.359955" calcext:value-type="float">
            <text:p>5,3599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.359955" calcext:value-type="float">
            <text:p>5,3599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.34469" calcext:value-type="float">
            <text:p>5,3446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.34469" calcext:value-type="float">
            <text:p>5,3446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.260684" calcext:value-type="float">
            <text:p>5,26068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.260684" calcext:value-type="float">
            <text:p>5,26068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.260684" calcext:value-type="float">
            <text:p>5,26068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.260684" calcext:value-type="float">
            <text:p>5,26068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.147235" calcext:value-type="float">
            <text:p>5,14723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.147235" calcext:value-type="float">
            <text:p>5,14723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.139598" calcext:value-type="float">
            <text:p>5,1395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.139598" calcext:value-type="float">
            <text:p>5,1395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.139598" calcext:value-type="float">
            <text:p>5,1395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.139598" calcext:value-type="float">
            <text:p>5,1395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.972695" calcext:value-type="float">
            <text:p>4,9726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.972695" calcext:value-type="float">
            <text:p>4,9726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.972695" calcext:value-type="float">
            <text:p>4,9726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.972695" calcext:value-type="float">
            <text:p>4,9726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.972695" calcext:value-type="float">
            <text:p>4,9726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.92033" calcext:value-type="float">
            <text:p>4,920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.92033" calcext:value-type="float">
            <text:p>4,920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.92033" calcext:value-type="float">
            <text:p>4,920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.92033" calcext:value-type="float">
            <text:p>4,920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.92033" calcext:value-type="float">
            <text:p>4,920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.92033" calcext:value-type="float">
            <text:p>4,920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.92033" calcext:value-type="float">
            <text:p>4,920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.78142" calcext:value-type="float">
            <text:p>4,781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.78142" calcext:value-type="float">
            <text:p>4,781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.78142" calcext:value-type="float">
            <text:p>4,781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.78142" calcext:value-type="float">
            <text:p>4,781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.78142" calcext:value-type="float">
            <text:p>4,781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.78142" calcext:value-type="float">
            <text:p>4,781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.78142" calcext:value-type="float">
            <text:p>4,781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.78142" calcext:value-type="float">
            <text:p>4,781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.78142" calcext:value-type="float">
            <text:p>4,781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.78142" calcext:value-type="float">
            <text:p>4,781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.78142" calcext:value-type="float">
            <text:p>4,781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.88979" calcext:value-type="float">
            <text:p>4,889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.88979" calcext:value-type="float">
            <text:p>4,889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.88979" calcext:value-type="float">
            <text:p>4,889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.88979" calcext:value-type="float">
            <text:p>4,889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.037428" calcext:value-type="float">
            <text:p>5,0374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.135606" calcext:value-type="float">
            <text:p>5,135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.135606" calcext:value-type="float">
            <text:p>5,135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034878" calcext:value-type="float">
            <text:p>5,0348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.034878" calcext:value-type="float">
            <text:p>5,0348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.102519" calcext:value-type="float">
            <text:p>5,1025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.102519" calcext:value-type="float">
            <text:p>5,1025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.102519" calcext:value-type="float">
            <text:p>5,1025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.092345" calcext:value-type="float">
            <text:p>5,0923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.082162" calcext:value-type="float">
            <text:p>5,0821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.082162" calcext:value-type="float">
            <text:p>5,0821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.082162" calcext:value-type="float">
            <text:p>5,0821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.082162" calcext:value-type="float">
            <text:p>5,0821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110153" calcext:value-type="float">
            <text:p>5,1101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.0887" calcext:value-type="float">
            <text:p>5,08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.0887" calcext:value-type="float">
            <text:p>5,08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.0887" calcext:value-type="float">
            <text:p>5,08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.0887" calcext:value-type="float">
            <text:p>5,08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.0887" calcext:value-type="float">
            <text:p>5,08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.954878" calcext:value-type="float">
            <text:p>4,9548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.954878" calcext:value-type="float">
            <text:p>4,9548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.954878" calcext:value-type="float">
            <text:p>4,9548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.954878" calcext:value-type="float">
            <text:p>4,9548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954878" calcext:value-type="float">
            <text:p>4,9548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.954878" calcext:value-type="float">
            <text:p>4,9548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.954878" calcext:value-type="float">
            <text:p>4,9548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.954878" calcext:value-type="float">
            <text:p>4,9548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.995603" calcext:value-type="float">
            <text:p>4,9956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.995603" calcext:value-type="float">
            <text:p>4,9956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.995603" calcext:value-type="float">
            <text:p>4,9956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.995603" calcext:value-type="float">
            <text:p>4,9956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.995603" calcext:value-type="float">
            <text:p>4,9956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.983938" calcext:value-type="float">
            <text:p>4,98393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.945765" calcext:value-type="float">
            <text:p>4,94576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.849029" calcext:value-type="float">
            <text:p>4,84902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.849029" calcext:value-type="float">
            <text:p>4,84902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.849029" calcext:value-type="float">
            <text:p>4,84902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.064301" calcext:value-type="float">
            <text:p>5,0643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.064301" calcext:value-type="float">
            <text:p>5,0643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.064301" calcext:value-type="float">
            <text:p>5,0643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.064301" calcext:value-type="float">
            <text:p>5,0643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.064301" calcext:value-type="float">
            <text:p>5,0643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.995575" calcext:value-type="float">
            <text:p>4,9955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.995575" calcext:value-type="float">
            <text:p>4,9955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.995575" calcext:value-type="float">
            <text:p>4,9955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.995575" calcext:value-type="float">
            <text:p>4,9955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.995575" calcext:value-type="float">
            <text:p>4,9955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.995575" calcext:value-type="float">
            <text:p>4,9955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.995575" calcext:value-type="float">
            <text:p>4,9955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.995575" calcext:value-type="float">
            <text:p>4,9955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.995575" calcext:value-type="float">
            <text:p>4,9955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.995575" calcext:value-type="float">
            <text:p>4,9955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.995575" calcext:value-type="float">
            <text:p>4,9955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.995575" calcext:value-type="float">
            <text:p>4,9955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.995575" calcext:value-type="float">
            <text:p>4,9955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.995575" calcext:value-type="float">
            <text:p>4,9955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.018484" calcext:value-type="float">
            <text:p>5,0184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.018484" calcext:value-type="float">
            <text:p>5,0184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.018484" calcext:value-type="float">
            <text:p>5,0184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5.018484" calcext:value-type="float">
            <text:p>5,0184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.018484" calcext:value-type="float">
            <text:p>5,0184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.018484" calcext:value-type="float">
            <text:p>5,0184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.018484" calcext:value-type="float">
            <text:p>5,0184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.018484" calcext:value-type="float">
            <text:p>5,0184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5.018484" calcext:value-type="float">
            <text:p>5,0184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.018484" calcext:value-type="float">
            <text:p>5,0184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.018484" calcext:value-type="float">
            <text:p>5,0184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5.018484" calcext:value-type="float">
            <text:p>5,0184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.018484" calcext:value-type="float">
            <text:p>5,0184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.018484" calcext:value-type="float">
            <text:p>5,0184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5.018484" calcext:value-type="float">
            <text:p>5,0184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.018484" calcext:value-type="float">
            <text:p>5,0184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.018484" calcext:value-type="float">
            <text:p>5,0184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.018484" calcext:value-type="float">
            <text:p>5,0184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.018484" calcext:value-type="float">
            <text:p>5,0184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.018484" calcext:value-type="float">
            <text:p>5,0184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.018484" calcext:value-type="float">
            <text:p>5,0184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5.018484" calcext:value-type="float">
            <text:p>5,0184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.018484" calcext:value-type="float">
            <text:p>5,0184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5.018484" calcext:value-type="float">
            <text:p>5,0184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.971195" calcext:value-type="float">
            <text:p>4,97119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.924313" calcext:value-type="float">
            <text:p>4,9243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.993034" calcext:value-type="float">
            <text:p>4,9930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.993034" calcext:value-type="float">
            <text:p>4,9930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.993034" calcext:value-type="float">
            <text:p>4,9930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.993034" calcext:value-type="float">
            <text:p>4,9930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.993034" calcext:value-type="float">
            <text:p>4,9930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.993034" calcext:value-type="float">
            <text:p>4,9930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5.088683" calcext:value-type="float">
            <text:p>5,08868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5.088683" calcext:value-type="float">
            <text:p>5,08868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.088683" calcext:value-type="float">
            <text:p>5,08868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5.088683" calcext:value-type="float">
            <text:p>5,08868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5.088683" calcext:value-type="float">
            <text:p>5,08868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.14723" calcext:value-type="float">
            <text:p>5,147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.14723" calcext:value-type="float">
            <text:p>5,147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.14723" calcext:value-type="float">
            <text:p>5,147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.14723" calcext:value-type="float">
            <text:p>5,147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.14723" calcext:value-type="float">
            <text:p>5,147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5.14723" calcext:value-type="float">
            <text:p>5,147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.982868" calcext:value-type="float">
            <text:p>4,9828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.982868" calcext:value-type="float">
            <text:p>4,9828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.982868" calcext:value-type="float">
            <text:p>4,9828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.982868" calcext:value-type="float">
            <text:p>4,9828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.982868" calcext:value-type="float">
            <text:p>4,9828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.975222" calcext:value-type="float">
            <text:p>4,9752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.696321" calcext:value-type="float">
            <text:p>4,6963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.696321" calcext:value-type="float">
            <text:p>4,6963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.696321" calcext:value-type="float">
            <text:p>4,6963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.696321" calcext:value-type="float">
            <text:p>4,6963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.705022" calcext:value-type="float">
            <text:p>4,7050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.705022" calcext:value-type="float">
            <text:p>4,7050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.515201" calcext:value-type="float">
            <text:p>4,5152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.40685" calcext:value-type="float">
            <text:p>4,4068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.337063" calcext:value-type="float">
            <text:p>4,3370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.337063" calcext:value-type="float">
            <text:p>4,3370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.337063" calcext:value-type="float">
            <text:p>4,3370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.187967" calcext:value-type="float">
            <text:p>4,1879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.187967" calcext:value-type="float">
            <text:p>4,1879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.187967" calcext:value-type="float">
            <text:p>4,1879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.187967" calcext:value-type="float">
            <text:p>4,1879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.187967" calcext:value-type="float">
            <text:p>4,1879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.187967" calcext:value-type="float">
            <text:p>4,1879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.187967" calcext:value-type="float">
            <text:p>4,1879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.187967" calcext:value-type="float">
            <text:p>4,1879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.187967" calcext:value-type="float">
            <text:p>4,1879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.187967" calcext:value-type="float">
            <text:p>4,1879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.187967" calcext:value-type="float">
            <text:p>4,1879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.187967" calcext:value-type="float">
            <text:p>4,1879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.187967" calcext:value-type="float">
            <text:p>4,1879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.187967" calcext:value-type="float">
            <text:p>4,1879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.187967" calcext:value-type="float">
            <text:p>4,1879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.187967" calcext:value-type="float">
            <text:p>4,1879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.232712" calcext:value-type="float">
            <text:p>4,2327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.232712" calcext:value-type="float">
            <text:p>4,2327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.232712" calcext:value-type="float">
            <text:p>4,2327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.232712" calcext:value-type="float">
            <text:p>4,2327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.232712" calcext:value-type="float">
            <text:p>4,2327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.232712" calcext:value-type="float">
            <text:p>4,2327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.232712" calcext:value-type="float">
            <text:p>4,2327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.232712" calcext:value-type="float">
            <text:p>4,2327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.232712" calcext:value-type="float">
            <text:p>4,2327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.232712" calcext:value-type="float">
            <text:p>4,2327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.232712" calcext:value-type="float">
            <text:p>4,2327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.232712" calcext:value-type="float">
            <text:p>4,2327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.232712" calcext:value-type="float">
            <text:p>4,2327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.232712" calcext:value-type="float">
            <text:p>4,2327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.232712" calcext:value-type="float">
            <text:p>4,2327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.232712" calcext:value-type="float">
            <text:p>4,2327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.232712" calcext:value-type="float">
            <text:p>4,2327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.232712" calcext:value-type="float">
            <text:p>4,2327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.232712" calcext:value-type="float">
            <text:p>4,2327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.232712" calcext:value-type="float">
            <text:p>4,2327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.232712" calcext:value-type="float">
            <text:p>4,2327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.232712" calcext:value-type="float">
            <text:p>4,2327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.232712" calcext:value-type="float">
            <text:p>4,2327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.232712" calcext:value-type="float">
            <text:p>4,2327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.195605" calcext:value-type="float">
            <text:p>4,1956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.195605" calcext:value-type="float">
            <text:p>4,1956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.195605" calcext:value-type="float">
            <text:p>4,1956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.237782" calcext:value-type="float">
            <text:p>4,2377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.237782" calcext:value-type="float">
            <text:p>4,2377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.237782" calcext:value-type="float">
            <text:p>4,2377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.237782" calcext:value-type="float">
            <text:p>4,2377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237782" calcext:value-type="float">
            <text:p>4,2377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.237782" calcext:value-type="float">
            <text:p>4,2377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.237782" calcext:value-type="float">
            <text:p>4,2377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.237782" calcext:value-type="float">
            <text:p>4,2377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.237782" calcext:value-type="float">
            <text:p>4,2377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.237782" calcext:value-type="float">
            <text:p>4,2377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.237782" calcext:value-type="float">
            <text:p>4,2377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.237782" calcext:value-type="float">
            <text:p>4,2377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.237782" calcext:value-type="float">
            <text:p>4,2377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.237782" calcext:value-type="float">
            <text:p>4,2377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.237782" calcext:value-type="float">
            <text:p>4,2377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.237782" calcext:value-type="float">
            <text:p>4,2377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.237782" calcext:value-type="float">
            <text:p>4,2377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.237782" calcext:value-type="float">
            <text:p>4,2377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.237782" calcext:value-type="float">
            <text:p>4,2377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.237782" calcext:value-type="float">
            <text:p>4,2377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.237782" calcext:value-type="float">
            <text:p>4,2377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.237782" calcext:value-type="float">
            <text:p>4,2377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.237782" calcext:value-type="float">
            <text:p>4,2377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.237782" calcext:value-type="float">
            <text:p>4,2377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.231243" calcext:value-type="float">
            <text:p>4,2312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.231243" calcext:value-type="float">
            <text:p>4,2312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.206875" calcext:value-type="float">
            <text:p>4,2068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.206875" calcext:value-type="float">
            <text:p>4,2068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.152325" calcext:value-type="float">
            <text:p>4,1523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.152325" calcext:value-type="float">
            <text:p>4,1523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4.152325" calcext:value-type="float">
            <text:p>4,1523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.152325" calcext:value-type="float">
            <text:p>4,1523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.152325" calcext:value-type="float">
            <text:p>4,1523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.152325" calcext:value-type="float">
            <text:p>4,1523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.152325" calcext:value-type="float">
            <text:p>4,1523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.05924" calcext:value-type="float">
            <text:p>4,059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.05924" calcext:value-type="float">
            <text:p>4,059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.05924" calcext:value-type="float">
            <text:p>4,059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.05924" calcext:value-type="float">
            <text:p>4,059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.05924" calcext:value-type="float">
            <text:p>4,059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.05924" calcext:value-type="float">
            <text:p>4,059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.05924" calcext:value-type="float">
            <text:p>4,059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.05924" calcext:value-type="float">
            <text:p>4,059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.05924" calcext:value-type="float">
            <text:p>4,059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.05924" calcext:value-type="float">
            <text:p>4,059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4.05924" calcext:value-type="float">
            <text:p>4,059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.05924" calcext:value-type="float">
            <text:p>4,059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4.05924" calcext:value-type="float">
            <text:p>4,059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.05924" calcext:value-type="float">
            <text:p>4,059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.05924" calcext:value-type="float">
            <text:p>4,059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4.05924" calcext:value-type="float">
            <text:p>4,059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.05924" calcext:value-type="float">
            <text:p>4,059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.05924" calcext:value-type="float">
            <text:p>4,059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.05924" calcext:value-type="float">
            <text:p>4,059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.05924" calcext:value-type="float">
            <text:p>4,059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.05924" calcext:value-type="float">
            <text:p>4,059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.05924" calcext:value-type="float">
            <text:p>4,059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.05924" calcext:value-type="float">
            <text:p>4,059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.05924" calcext:value-type="float">
            <text:p>4,059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.05924" calcext:value-type="float">
            <text:p>4,059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.05924" calcext:value-type="float">
            <text:p>4,059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4.05924" calcext:value-type="float">
            <text:p>4,059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4.05924" calcext:value-type="float">
            <text:p>4,059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.05924" calcext:value-type="float">
            <text:p>4,059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.05924" calcext:value-type="float">
            <text:p>4,059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.05924" calcext:value-type="float">
            <text:p>4,059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.05924" calcext:value-type="float">
            <text:p>4,059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.05924" calcext:value-type="float">
            <text:p>4,059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.05924" calcext:value-type="float">
            <text:p>4,059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.05924" calcext:value-type="float">
            <text:p>4,059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4.05924" calcext:value-type="float">
            <text:p>4,059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.05924" calcext:value-type="float">
            <text:p>4,059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4.05924" calcext:value-type="float">
            <text:p>4,059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.05924" calcext:value-type="float">
            <text:p>4,059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.05924" calcext:value-type="float">
            <text:p>4,059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.052686" calcext:value-type="float">
            <text:p>4,0526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4.052686" calcext:value-type="float">
            <text:p>4,0526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.052686" calcext:value-type="float">
            <text:p>4,0526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.052686" calcext:value-type="float">
            <text:p>4,0526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.052686" calcext:value-type="float">
            <text:p>4,0526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.052686" calcext:value-type="float">
            <text:p>4,0526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.052686" calcext:value-type="float">
            <text:p>4,0526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4.074506" calcext:value-type="float">
            <text:p>4,07450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.074506" calcext:value-type="float">
            <text:p>4,07450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.074506" calcext:value-type="float">
            <text:p>4,07450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.074506" calcext:value-type="float">
            <text:p>4,07450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.074506" calcext:value-type="float">
            <text:p>4,07450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.074506" calcext:value-type="float">
            <text:p>4,07450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.074506" calcext:value-type="float">
            <text:p>4,07450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.074506" calcext:value-type="float">
            <text:p>4,07450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.110141" calcext:value-type="float">
            <text:p>4,1101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4.110141" calcext:value-type="float">
            <text:p>4,1101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4.069414" calcext:value-type="float">
            <text:p>4,0694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.113753" calcext:value-type="float">
            <text:p>4,11375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.113753" calcext:value-type="float">
            <text:p>4,11375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.113753" calcext:value-type="float">
            <text:p>4,11375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4.113753" calcext:value-type="float">
            <text:p>4,11375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4.113753" calcext:value-type="float">
            <text:p>4,11375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4.113753" calcext:value-type="float">
            <text:p>4,11375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.135577" calcext:value-type="float">
            <text:p>4,1355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.135577" calcext:value-type="float">
            <text:p>4,1355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.135577" calcext:value-type="float">
            <text:p>4,1355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.135577" calcext:value-type="float">
            <text:p>4,1355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.135577" calcext:value-type="float">
            <text:p>4,1355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.135577" calcext:value-type="float">
            <text:p>4,1355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.135577" calcext:value-type="float">
            <text:p>4,1355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4.135577" calcext:value-type="float">
            <text:p>4,1355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.135577" calcext:value-type="float">
            <text:p>4,1355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.135577" calcext:value-type="float">
            <text:p>4,1355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.135577" calcext:value-type="float">
            <text:p>4,1355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.135577" calcext:value-type="float">
            <text:p>4,1355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.135577" calcext:value-type="float">
            <text:p>4,1355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4.135577" calcext:value-type="float">
            <text:p>4,1355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.135577" calcext:value-type="float">
            <text:p>4,1355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.135577" calcext:value-type="float">
            <text:p>4,1355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4.135577" calcext:value-type="float">
            <text:p>4,1355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4.135577" calcext:value-type="float">
            <text:p>4,1355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.135577" calcext:value-type="float">
            <text:p>4,1355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.135577" calcext:value-type="float">
            <text:p>4,1355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.135577" calcext:value-type="float">
            <text:p>4,1355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.135577" calcext:value-type="float">
            <text:p>4,1355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4.135577" calcext:value-type="float">
            <text:p>4,1355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4.135577" calcext:value-type="float">
            <text:p>4,1355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.135577" calcext:value-type="float">
            <text:p>4,1355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.135577" calcext:value-type="float">
            <text:p>4,1355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.178848" calcext:value-type="float">
            <text:p>4,17884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.178848" calcext:value-type="float">
            <text:p>4,17884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.178848" calcext:value-type="float">
            <text:p>4,17884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4.178848" calcext:value-type="float">
            <text:p>4,17884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.178848" calcext:value-type="float">
            <text:p>4,17884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.178848" calcext:value-type="float">
            <text:p>4,17884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.049046" calcext:value-type="float">
            <text:p>4,0490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.049046" calcext:value-type="float">
            <text:p>4,0490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.049046" calcext:value-type="float">
            <text:p>4,0490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.049046" calcext:value-type="float">
            <text:p>4,0490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.049046" calcext:value-type="float">
            <text:p>4,0490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.049046" calcext:value-type="float">
            <text:p>4,0490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4.049046" calcext:value-type="float">
            <text:p>4,0490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4.049046" calcext:value-type="float">
            <text:p>4,0490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.049046" calcext:value-type="float">
            <text:p>4,0490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.96105" calcext:value-type="float">
            <text:p>3,961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.96105" calcext:value-type="float">
            <text:p>3,961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.96105" calcext:value-type="float">
            <text:p>3,961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.96105" calcext:value-type="float">
            <text:p>3,961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.948317" calcext:value-type="float">
            <text:p>3,9483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3.913778" calcext:value-type="float">
            <text:p>3,91377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.913778" calcext:value-type="float">
            <text:p>3,91377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3.913778" calcext:value-type="float">
            <text:p>3,91377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3.913778" calcext:value-type="float">
            <text:p>3,91377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.913778" calcext:value-type="float">
            <text:p>3,91377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3.913778" calcext:value-type="float">
            <text:p>3,91377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3.930527" calcext:value-type="float">
            <text:p>3,9305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.943246" calcext:value-type="float">
            <text:p>3,943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3.943246" calcext:value-type="float">
            <text:p>3,943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.943246" calcext:value-type="float">
            <text:p>3,943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.943246" calcext:value-type="float">
            <text:p>3,943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.943246" calcext:value-type="float">
            <text:p>3,943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.943246" calcext:value-type="float">
            <text:p>3,943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.943246" calcext:value-type="float">
            <text:p>3,943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.943246" calcext:value-type="float">
            <text:p>3,943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.943246" calcext:value-type="float">
            <text:p>3,943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.943246" calcext:value-type="float">
            <text:p>3,943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3.943246" calcext:value-type="float">
            <text:p>3,943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3.943246" calcext:value-type="float">
            <text:p>3,943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.943246" calcext:value-type="float">
            <text:p>3,943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.943246" calcext:value-type="float">
            <text:p>3,943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.943246" calcext:value-type="float">
            <text:p>3,943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.943246" calcext:value-type="float">
            <text:p>3,943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3.943246" calcext:value-type="float">
            <text:p>3,943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.943246" calcext:value-type="float">
            <text:p>3,943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.943246" calcext:value-type="float">
            <text:p>3,943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.943246" calcext:value-type="float">
            <text:p>3,943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.943246" calcext:value-type="float">
            <text:p>3,943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.943246" calcext:value-type="float">
            <text:p>3,943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.943246" calcext:value-type="float">
            <text:p>3,943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.943246" calcext:value-type="float">
            <text:p>3,943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.943246" calcext:value-type="float">
            <text:p>3,943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3.943246" calcext:value-type="float">
            <text:p>3,943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3.943246" calcext:value-type="float">
            <text:p>3,943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.943246" calcext:value-type="float">
            <text:p>3,943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.940704" calcext:value-type="float">
            <text:p>3,9407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.940704" calcext:value-type="float">
            <text:p>3,9407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3.940704" calcext:value-type="float">
            <text:p>3,9407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.940704" calcext:value-type="float">
            <text:p>3,9407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.940704" calcext:value-type="float">
            <text:p>3,9407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.940704" calcext:value-type="float">
            <text:p>3,9407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.940704" calcext:value-type="float">
            <text:p>3,9407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.940704" calcext:value-type="float">
            <text:p>3,9407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3.940704" calcext:value-type="float">
            <text:p>3,9407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.940704" calcext:value-type="float">
            <text:p>3,9407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3.940704" calcext:value-type="float">
            <text:p>3,9407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.940704" calcext:value-type="float">
            <text:p>3,9407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.940704" calcext:value-type="float">
            <text:p>3,9407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3.940704" calcext:value-type="float">
            <text:p>3,9407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.940704" calcext:value-type="float">
            <text:p>3,9407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.940704" calcext:value-type="float">
            <text:p>3,9407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.940704" calcext:value-type="float">
            <text:p>3,9407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.940704" calcext:value-type="float">
            <text:p>3,9407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3.940704" calcext:value-type="float">
            <text:p>3,9407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.940704" calcext:value-type="float">
            <text:p>3,9407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3.940704" calcext:value-type="float">
            <text:p>3,9407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.940704" calcext:value-type="float">
            <text:p>3,9407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.940704" calcext:value-type="float">
            <text:p>3,9407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.940704" calcext:value-type="float">
            <text:p>3,9407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.940704" calcext:value-type="float">
            <text:p>3,9407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3.908698" calcext:value-type="float">
            <text:p>3,90869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3.908698" calcext:value-type="float">
            <text:p>3,90869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.908698" calcext:value-type="float">
            <text:p>3,90869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.908698" calcext:value-type="float">
            <text:p>3,90869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.908698" calcext:value-type="float">
            <text:p>3,90869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.908698" calcext:value-type="float">
            <text:p>3,90869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3.915238" calcext:value-type="float">
            <text:p>3,91523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3.915238" calcext:value-type="float">
            <text:p>3,91523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3.915238" calcext:value-type="float">
            <text:p>3,91523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.915238" calcext:value-type="float">
            <text:p>3,91523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3.898873" calcext:value-type="float">
            <text:p>3,898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3.831246" calcext:value-type="float">
            <text:p>3,831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3.771243" calcext:value-type="float">
            <text:p>3,771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.771243" calcext:value-type="float">
            <text:p>3,771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3.771243" calcext:value-type="float">
            <text:p>3,771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3.771243" calcext:value-type="float">
            <text:p>3,771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3.771243" calcext:value-type="float">
            <text:p>3,771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3.771243" calcext:value-type="float">
            <text:p>3,771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.771243" calcext:value-type="float">
            <text:p>3,771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3.771243" calcext:value-type="float">
            <text:p>3,771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3.771243" calcext:value-type="float">
            <text:p>3,771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3.771243" calcext:value-type="float">
            <text:p>3,771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3.771243" calcext:value-type="float">
            <text:p>3,771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.771243" calcext:value-type="float">
            <text:p>3,771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.771243" calcext:value-type="float">
            <text:p>3,771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3.771243" calcext:value-type="float">
            <text:p>3,771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3.771243" calcext:value-type="float">
            <text:p>3,771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3.771243" calcext:value-type="float">
            <text:p>3,771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3.771243" calcext:value-type="float">
            <text:p>3,771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3.771243" calcext:value-type="float">
            <text:p>3,771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3.771243" calcext:value-type="float">
            <text:p>3,771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3.771243" calcext:value-type="float">
            <text:p>3,771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3.771243" calcext:value-type="float">
            <text:p>3,771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.771243" calcext:value-type="float">
            <text:p>3,771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3.771243" calcext:value-type="float">
            <text:p>3,771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3.771243" calcext:value-type="float">
            <text:p>3,771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.771243" calcext:value-type="float">
            <text:p>3,771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3.771243" calcext:value-type="float">
            <text:p>3,771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3.771243" calcext:value-type="float">
            <text:p>3,771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.617052" calcext:value-type="float">
            <text:p>3,617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3.670511" calcext:value-type="float">
            <text:p>3,6705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.763617" calcext:value-type="float">
            <text:p>3,7636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3.763617" calcext:value-type="float">
            <text:p>3,7636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3.763617" calcext:value-type="float">
            <text:p>3,7636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3.763617" calcext:value-type="float">
            <text:p>3,7636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3.763617" calcext:value-type="float">
            <text:p>3,7636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3.763617" calcext:value-type="float">
            <text:p>3,7636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.763617" calcext:value-type="float">
            <text:p>3,7636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.763617" calcext:value-type="float">
            <text:p>3,7636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3.763617" calcext:value-type="float">
            <text:p>3,7636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3.763617" calcext:value-type="float">
            <text:p>3,7636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3.763617" calcext:value-type="float">
            <text:p>3,7636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3.763617" calcext:value-type="float">
            <text:p>3,7636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3.763617" calcext:value-type="float">
            <text:p>3,7636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3.763617" calcext:value-type="float">
            <text:p>3,7636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3.763617" calcext:value-type="float">
            <text:p>3,7636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.763617" calcext:value-type="float">
            <text:p>3,7636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.763617" calcext:value-type="float">
            <text:p>3,7636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3.763617" calcext:value-type="float">
            <text:p>3,7636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3.763617" calcext:value-type="float">
            <text:p>3,7636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.763617" calcext:value-type="float">
            <text:p>3,7636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3.763617" calcext:value-type="float">
            <text:p>3,7636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3.763617" calcext:value-type="float">
            <text:p>3,7636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3.763617" calcext:value-type="float">
            <text:p>3,7636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3.763617" calcext:value-type="float">
            <text:p>3,7636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3.763617" calcext:value-type="float">
            <text:p>3,7636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3.763617" calcext:value-type="float">
            <text:p>3,7636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.763617" calcext:value-type="float">
            <text:p>3,7636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3.763617" calcext:value-type="float">
            <text:p>3,7636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3.763617" calcext:value-type="float">
            <text:p>3,7636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3.763617" calcext:value-type="float">
            <text:p>3,7636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.763617" calcext:value-type="float">
            <text:p>3,7636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.763617" calcext:value-type="float">
            <text:p>3,7636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3.763617" calcext:value-type="float">
            <text:p>3,7636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3.763617" calcext:value-type="float">
            <text:p>3,7636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3.763617" calcext:value-type="float">
            <text:p>3,7636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.763617" calcext:value-type="float">
            <text:p>3,7636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.763617" calcext:value-type="float">
            <text:p>3,7636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.763617" calcext:value-type="float">
            <text:p>3,7636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3.763617" calcext:value-type="float">
            <text:p>3,7636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.763617" calcext:value-type="float">
            <text:p>3,7636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3.763617" calcext:value-type="float">
            <text:p>3,7636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3.763617" calcext:value-type="float">
            <text:p>3,7636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3.77379" calcext:value-type="float">
            <text:p>3,773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3.77379" calcext:value-type="float">
            <text:p>3,773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.77379" calcext:value-type="float">
            <text:p>3,773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3.77379" calcext:value-type="float">
            <text:p>3,773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.77379" calcext:value-type="float">
            <text:p>3,773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3.77379" calcext:value-type="float">
            <text:p>3,773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3.77379" calcext:value-type="float">
            <text:p>3,773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3.77379" calcext:value-type="float">
            <text:p>3,773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3.77379" calcext:value-type="float">
            <text:p>3,773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.744317" calcext:value-type="float">
            <text:p>3,7443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3.744317" calcext:value-type="float">
            <text:p>3,7443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3.744317" calcext:value-type="float">
            <text:p>3,7443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3.744317" calcext:value-type="float">
            <text:p>3,7443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3.744317" calcext:value-type="float">
            <text:p>3,7443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.745788" calcext:value-type="float">
            <text:p>3,7457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3.745788" calcext:value-type="float">
            <text:p>3,7457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3.745788" calcext:value-type="float">
            <text:p>3,7457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.745788" calcext:value-type="float">
            <text:p>3,7457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3.745788" calcext:value-type="float">
            <text:p>3,7457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3.745788" calcext:value-type="float">
            <text:p>3,7457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3.745788" calcext:value-type="float">
            <text:p>3,7457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.731587" calcext:value-type="float">
            <text:p>3,7315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3.730526" calcext:value-type="float">
            <text:p>3,7305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3.730526" calcext:value-type="float">
            <text:p>3,7305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.730526" calcext:value-type="float">
            <text:p>3,7305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3.730526" calcext:value-type="float">
            <text:p>3,7305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3.730526" calcext:value-type="float">
            <text:p>3,7305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3.730526" calcext:value-type="float">
            <text:p>3,7305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3.730526" calcext:value-type="float">
            <text:p>3,7305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3.730526" calcext:value-type="float">
            <text:p>3,7305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3.730526" calcext:value-type="float">
            <text:p>3,7305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3.730526" calcext:value-type="float">
            <text:p>3,7305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3.730526" calcext:value-type="float">
            <text:p>3,7305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.730526" calcext:value-type="float">
            <text:p>3,7305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.730526" calcext:value-type="float">
            <text:p>3,730526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6T02:11:30.876000000</dc:date>
    <meta:editing-duration>PT1M26S</meta:editing-duration>
    <meta:editing-cycles>1</meta:editing-cycles>
    <meta:document-statistic meta:table-count="1" meta:cell-count="3003" meta:object-count="1"/>
    <meta:generator>LibreOffice/5.1.0.3$Windows_X86_64 LibreOffice_project/5e3e00a007d9b3b6efb6797a8b8e57b51ab1f73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cameraslog_1.A1:cameraslog_1.C1001 cameraslog_1.G18:cameraslog_1.G19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cameraslog_1.B2:cameraslog_1.B1001" chart:label-cell-address="cameraslog_1.B1:cameraslog_1.B1" chart:class="chart:scatter">
            <chart:domain table:cell-range-address="cameraslog_1.A2:cameraslog_1.A1001 cameraslog_1.G18:cameraslog_1.G19"/>
            <chart:data-point chart:repeated="1002"/>
          </chart:series>
          <chart:series chart:style-name="ch8" chart:values-cell-range-address="cameraslog_1.C2:cameraslog_1.C1001" chart:label-cell-address="cameraslog_1.C1:cameraslog_1.C1" chart:class="chart:scatter">
            <chart:data-point chart:repeated="100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 Kolumna G</text:p>
              </table:table-cell>
              <table:table-cell office:value-type="string">
                <text:p>quality</text:p>
                <draw:g>
                  <svg:desc>cameraslog_1.B1:cameraslog_1.B1</svg:desc>
                </draw:g>
              </table:table-cell>
              <table:table-cell office:value-type="string">
                <text:p>number of cameras</text:p>
                <draw:g>
                  <svg:desc>cameraslog_1.C1:cameraslog_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meraslog_1.A2:cameraslog_1.A1001 cameraslog_1.G18:cameraslog_1.G19</svg:desc>
                </draw:g>
              </table:table-cell>
              <table:table-cell office:value-type="float" office:value="6.147079">
                <text:p>6.147079</text:p>
                <draw:g>
                  <svg:desc>cameraslog_1.B2:cameraslog_1.B1001</svg:desc>
                </draw:g>
              </table:table-cell>
              <table:table-cell office:value-type="float" office:value="14">
                <text:p>14</text:p>
                <draw:g>
                  <svg:desc>cameraslog_1.C2:cameraslog_1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17654">
                <text:p>6.176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315432">
                <text:p>6.3154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512901">
                <text:p>6.5129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.572895">
                <text:p>6.57289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.543792">
                <text:p>6.5437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255137">
                <text:p>6.2551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304602">
                <text:p>6.3046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275531">
                <text:p>6.2755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.237351">
                <text:p>6.2373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.444987">
                <text:p>6.44498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.278421">
                <text:p>6.2784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.422425">
                <text:p>6.4224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.548615">
                <text:p>6.5486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.799516">
                <text:p>6.7995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.98679">
                <text:p>6.9867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.803526">
                <text:p>6.8035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.6497">
                <text:p>6.649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.920966">
                <text:p>6.92096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.141323">
                <text:p>7.1413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7.064959">
                <text:p>7.06495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7.027851">
                <text:p>7.0278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7.18458">
                <text:p>7.1845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.038032">
                <text:p>7.0380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.945336">
                <text:p>6.9453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.945336">
                <text:p>6.9453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7.145329">
                <text:p>7.1453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.279159">
                <text:p>7.27915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.058802">
                <text:p>7.05880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.122431">
                <text:p>7.1224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7.122431">
                <text:p>7.1224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.744678">
                <text:p>6.74467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.646498">
                <text:p>6.6464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6.748299">
                <text:p>6.74829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.726873">
                <text:p>6.72687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.493788">
                <text:p>6.4937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.673428">
                <text:p>6.67342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.855608">
                <text:p>6.85560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6.847974">
                <text:p>6.8479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.032702">
                <text:p>7.0327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7.194517">
                <text:p>7.1945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7.194517">
                <text:p>7.1945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7.430157">
                <text:p>7.43015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7.430157">
                <text:p>7.43015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7.556338">
                <text:p>7.5563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7.647974">
                <text:p>7.64797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7.647974">
                <text:p>7.64797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7.802161">
                <text:p>7.8021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7.95379">
                <text:p>7.9537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8.07234">
                <text:p>8.0723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8.333428">
                <text:p>8.3334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8.518156">
                <text:p>8.51815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8.553789">
                <text:p>8.55378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8.507968">
                <text:p>8.5079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8.518152">
                <text:p>8.51815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8.518152">
                <text:p>8.51815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8.700336">
                <text:p>8.7003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8.469793">
                <text:p>8.46979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8.469793">
                <text:p>8.46979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8.469793">
                <text:p>8.46979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8.469793">
                <text:p>8.46979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8.523244">
                <text:p>8.52324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8.64434">
                <text:p>8.644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8.64434">
                <text:p>8.644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8.71454">
                <text:p>8.7145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8.886541">
                <text:p>8.88654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8.729815">
                <text:p>8.7298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8.747637">
                <text:p>8.7476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8.773089">
                <text:p>8.77308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8.773089">
                <text:p>8.77308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8.773089">
                <text:p>8.77308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8.808725">
                <text:p>8.8087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8.808725">
                <text:p>8.8087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8.608726">
                <text:p>8.60872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.808728">
                <text:p>8.80872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8.780722">
                <text:p>8.78072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8.790902">
                <text:p>8.79090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8.945089">
                <text:p>8.94508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8.932362">
                <text:p>8.93236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.96799">
                <text:p>8.9679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.760355">
                <text:p>8.7603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.957809">
                <text:p>8.95780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.714538">
                <text:p>8.7145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.947627">
                <text:p>8.9476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.947627">
                <text:p>8.9476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.975627">
                <text:p>8.9756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9.11963">
                <text:p>9.119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9.11963">
                <text:p>9.119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9.11963">
                <text:p>9.119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.099269">
                <text:p>9.09926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8.922174">
                <text:p>8.92217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8.924719">
                <text:p>8.92471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8.924719">
                <text:p>8.92471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.073817">
                <text:p>9.0738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.266181">
                <text:p>9.26618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.266181">
                <text:p>9.26618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.266181">
                <text:p>9.26618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.266181">
                <text:p>9.26618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.268727">
                <text:p>9.26872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.268727">
                <text:p>9.26872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9.268725">
                <text:p>9.26872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9.081452">
                <text:p>9.0814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8.889086">
                <text:p>8.88908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8.876363">
                <text:p>8.87636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8.876363">
                <text:p>8.87636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8.706903">
                <text:p>8.70690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8.706903">
                <text:p>8.70690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8.906904">
                <text:p>8.90690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8.906904">
                <text:p>8.90690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8.91454">
                <text:p>8.9145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9.104357">
                <text:p>9.10435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9.319629">
                <text:p>9.31962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9.106907">
                <text:p>9.10690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8.927268">
                <text:p>8.92726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8.780714">
                <text:p>8.7807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8.934895">
                <text:p>8.93489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8.934895">
                <text:p>8.93489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8.934895">
                <text:p>8.93489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8.729804">
                <text:p>8.72980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8.699263">
                <text:p>8.69926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8.843269">
                <text:p>8.84326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8.666176">
                <text:p>8.66617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8.666176">
                <text:p>8.66617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8.666176">
                <text:p>8.66617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8.696717">
                <text:p>8.69671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8.461086">
                <text:p>8.46108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8.461086">
                <text:p>8.46108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8.283991">
                <text:p>8.28399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8.129807">
                <text:p>8.12980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7.975618">
                <text:p>7.9756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7.955259">
                <text:p>7.9552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7.955259">
                <text:p>7.9552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7.941054">
                <text:p>7.9410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7.874881">
                <text:p>7.87488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7.874881">
                <text:p>7.87488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7.874881">
                <text:p>7.87488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7.874881">
                <text:p>7.87488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7.874881">
                <text:p>7.87488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7.857065">
                <text:p>7.85706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7.857065">
                <text:p>7.85706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7.70288">
                <text:p>7.7028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7.530874">
                <text:p>7.53087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7.576695">
                <text:p>7.57669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7.576695">
                <text:p>7.57669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7.576695">
                <text:p>7.57669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7.576695">
                <text:p>7.57669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7.576695">
                <text:p>7.57669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7.468334">
                <text:p>7.4683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7.194527">
                <text:p>7.1945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7.194527">
                <text:p>7.1945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7.194527">
                <text:p>7.1945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7.194527">
                <text:p>7.1945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7.194527">
                <text:p>7.1945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7.180332">
                <text:p>7.1803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7.180332">
                <text:p>7.1803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7.077073">
                <text:p>7.07707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7.315254">
                <text:p>7.31525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7.291247">
                <text:p>7.29124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7.422523">
                <text:p>7.42252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7.490158">
                <text:p>7.49015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7.318152">
                <text:p>7.3181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7.318152">
                <text:p>7.3181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7.318152">
                <text:p>7.3181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7.174152">
                <text:p>7.1741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7.143603">
                <text:p>7.143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7.143603">
                <text:p>7.143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7.353786">
                <text:p>7.3537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7.410846">
                <text:p>7.4108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7.410846">
                <text:p>7.4108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7.287203">
                <text:p>7.28720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7.043932">
                <text:p>7.0439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6.85412">
                <text:p>6.854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7.074478">
                <text:p>7.07447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7.271932">
                <text:p>7.2719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7.213394">
                <text:p>7.21339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6.967578">
                <text:p>6.96757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6.967578">
                <text:p>6.96757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6.967578">
                <text:p>6.96757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6.818485">
                <text:p>6.81848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6.570126">
                <text:p>6.5701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6.570126">
                <text:p>6.5701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6.570126">
                <text:p>6.5701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6.538126">
                <text:p>6.5381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6.62105">
                <text:p>6.6210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6.56358">
                <text:p>6.5635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6.56358">
                <text:p>6.5635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6.727944">
                <text:p>6.7279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6.489774">
                <text:p>6.48977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6.489774">
                <text:p>6.48977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6.489774">
                <text:p>6.48977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6.489774">
                <text:p>6.48977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6.489774">
                <text:p>6.48977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6.511226">
                <text:p>6.5112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6.511226">
                <text:p>6.5112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6.453774">
                <text:p>6.4537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6.442111">
                <text:p>6.4421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6.442111">
                <text:p>6.4421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6.442111">
                <text:p>6.4421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6.442111">
                <text:p>6.4421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6.423202">
                <text:p>6.42320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6.423202">
                <text:p>6.42320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6.423202">
                <text:p>6.42320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6.423202">
                <text:p>6.42320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6.363195">
                <text:p>6.3631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6.196693">
                <text:p>6.19669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6.196693">
                <text:p>6.19669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6.251615">
                <text:p>6.2516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6.251615">
                <text:p>6.2516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6.400713">
                <text:p>6.4007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6.400713">
                <text:p>6.4007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6.400713">
                <text:p>6.4007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6.228705">
                <text:p>6.2287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6.228705">
                <text:p>6.2287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6.228705">
                <text:p>6.2287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6.228705">
                <text:p>6.2287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6.228705">
                <text:p>6.2287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6.228705">
                <text:p>6.2287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6.228705">
                <text:p>6.2287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6.228705">
                <text:p>6.2287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6.228705">
                <text:p>6.2287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6.228705">
                <text:p>6.2287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6.228705">
                <text:p>6.2287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6.228705">
                <text:p>6.2287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6.228705">
                <text:p>6.2287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6.228705">
                <text:p>6.2287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6.228705">
                <text:p>6.2287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6.06689">
                <text:p>6.0668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6.06689">
                <text:p>6.0668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6.228706">
                <text:p>6.2287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6.228706">
                <text:p>6.2287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6.228706">
                <text:p>6.2287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6.383978">
                <text:p>6.38397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6.320346">
                <text:p>6.3203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6.320346">
                <text:p>6.3203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6.320346">
                <text:p>6.3203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6.320346">
                <text:p>6.3203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6.320346">
                <text:p>6.3203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6.492341">
                <text:p>6.49234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6.492341">
                <text:p>6.49234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6.492341">
                <text:p>6.49234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6.492341">
                <text:p>6.49234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6.345802">
                <text:p>6.34580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6.345802">
                <text:p>6.34580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6.345802">
                <text:p>6.34580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6.345802">
                <text:p>6.34580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6.345802">
                <text:p>6.34580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6.345802">
                <text:p>6.34580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6.345802">
                <text:p>6.34580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6.345802">
                <text:p>6.34580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6.345802">
                <text:p>6.34580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6.377798">
                <text:p>6.37779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6.377798">
                <text:p>6.37779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6.418513">
                <text:p>6.4185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6.503984">
                <text:p>6.50398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6.49889">
                <text:p>6.4988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6.49889">
                <text:p>6.4988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6.286162">
                <text:p>6.28616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6.286162">
                <text:p>6.28616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6.282148">
                <text:p>6.2821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6.282148">
                <text:p>6.2821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6.282148">
                <text:p>6.2821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6.282148">
                <text:p>6.2821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6.282148">
                <text:p>6.2821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6.282148">
                <text:p>6.2821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6.263258">
                <text:p>6.26325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6.263258">
                <text:p>6.26325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6.275988">
                <text:p>6.27598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6.321798">
                <text:p>6.32179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6.321798">
                <text:p>6.32179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6.321798">
                <text:p>6.32179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6.321798">
                <text:p>6.32179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6.321798">
                <text:p>6.32179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6.238869">
                <text:p>6.23886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6.238869">
                <text:p>6.23886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6.238869">
                <text:p>6.23886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6.190507">
                <text:p>6.19050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6.149782">
                <text:p>6.14978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6.149782">
                <text:p>6.14978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6.013413">
                <text:p>6.0134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6.013413">
                <text:p>6.0134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6.013413">
                <text:p>6.0134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5.744697">
                <text:p>5.7446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5.744697">
                <text:p>5.7446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5.744697">
                <text:p>5.7446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5.585421">
                <text:p>5.5854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5.431235">
                <text:p>5.4312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5.431235">
                <text:p>5.4312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5.431235">
                <text:p>5.4312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5.431235">
                <text:p>5.4312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5.431235">
                <text:p>5.4312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5.48468">
                <text:p>5.4846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5.48468">
                <text:p>5.4846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5.284684">
                <text:p>5.2846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5.284684">
                <text:p>5.2846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5.359955">
                <text:p>5.3599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5.359955">
                <text:p>5.3599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5.359955">
                <text:p>5.3599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5.34469">
                <text:p>5.3446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5.34469">
                <text:p>5.3446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5.260684">
                <text:p>5.26068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5.260684">
                <text:p>5.26068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5.260684">
                <text:p>5.26068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5.260684">
                <text:p>5.26068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5.147235">
                <text:p>5.1472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5.147235">
                <text:p>5.1472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5.139598">
                <text:p>5.1395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5.139598">
                <text:p>5.1395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5.139598">
                <text:p>5.1395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5.139598">
                <text:p>5.1395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4.972695">
                <text:p>4.97269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4.972695">
                <text:p>4.97269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4.972695">
                <text:p>4.97269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4.972695">
                <text:p>4.97269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4.972695">
                <text:p>4.97269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4.92033">
                <text:p>4.920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4.92033">
                <text:p>4.920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4.92033">
                <text:p>4.920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4.92033">
                <text:p>4.920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4.92033">
                <text:p>4.920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4.92033">
                <text:p>4.920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4.92033">
                <text:p>4.920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4.78142">
                <text:p>4.781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4.78142">
                <text:p>4.781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4.78142">
                <text:p>4.781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4.78142">
                <text:p>4.781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4.78142">
                <text:p>4.781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4.78142">
                <text:p>4.781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4.78142">
                <text:p>4.781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4.78142">
                <text:p>4.781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4.78142">
                <text:p>4.781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4.78142">
                <text:p>4.781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4.78142">
                <text:p>4.781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4.88979">
                <text:p>4.889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4.88979">
                <text:p>4.889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4.88979">
                <text:p>4.889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4.88979">
                <text:p>4.889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5.037428">
                <text:p>5.0374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5.135606">
                <text:p>5.135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5.135606">
                <text:p>5.135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5.034878">
                <text:p>5.0348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5.034878">
                <text:p>5.0348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5.102519">
                <text:p>5.1025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5.102519">
                <text:p>5.1025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5.102519">
                <text:p>5.1025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5.092345">
                <text:p>5.0923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5.082162">
                <text:p>5.08216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5.082162">
                <text:p>5.08216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5.082162">
                <text:p>5.08216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5.082162">
                <text:p>5.08216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5.110153">
                <text:p>5.11015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5.0887">
                <text:p>5.08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5.0887">
                <text:p>5.08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5.0887">
                <text:p>5.08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5.0887">
                <text:p>5.08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5.0887">
                <text:p>5.08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4.954878">
                <text:p>4.9548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4.954878">
                <text:p>4.9548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4.954878">
                <text:p>4.9548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4.954878">
                <text:p>4.9548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4.954878">
                <text:p>4.9548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4.954878">
                <text:p>4.9548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4.954878">
                <text:p>4.9548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4.954878">
                <text:p>4.9548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4.995603">
                <text:p>4.99560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4.995603">
                <text:p>4.99560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4.995603">
                <text:p>4.99560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4.995603">
                <text:p>4.99560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4.995603">
                <text:p>4.99560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4.983938">
                <text:p>4.98393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4.945765">
                <text:p>4.9457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4.849029">
                <text:p>4.8490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4.849029">
                <text:p>4.8490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4.849029">
                <text:p>4.8490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5.064301">
                <text:p>5.0643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5.064301">
                <text:p>5.0643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5.064301">
                <text:p>5.0643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5.064301">
                <text:p>5.0643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5.064301">
                <text:p>5.0643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4.995575">
                <text:p>4.9955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4.995575">
                <text:p>4.9955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4.995575">
                <text:p>4.9955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4.995575">
                <text:p>4.9955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4.995575">
                <text:p>4.9955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4.995575">
                <text:p>4.9955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4.995575">
                <text:p>4.9955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4.995575">
                <text:p>4.9955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4.995575">
                <text:p>4.9955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4.995575">
                <text:p>4.9955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4.995575">
                <text:p>4.9955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4.995575">
                <text:p>4.9955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4.995575">
                <text:p>4.9955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4.995575">
                <text:p>4.9955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5.018484">
                <text:p>5.01848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5.018484">
                <text:p>5.01848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5.018484">
                <text:p>5.01848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5.018484">
                <text:p>5.01848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5.018484">
                <text:p>5.01848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5.018484">
                <text:p>5.01848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5.018484">
                <text:p>5.01848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5.018484">
                <text:p>5.01848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5.018484">
                <text:p>5.01848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5.018484">
                <text:p>5.01848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5.018484">
                <text:p>5.01848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5.018484">
                <text:p>5.01848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5.018484">
                <text:p>5.01848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5.018484">
                <text:p>5.01848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5.018484">
                <text:p>5.01848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5.018484">
                <text:p>5.01848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5.018484">
                <text:p>5.01848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5.018484">
                <text:p>5.01848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5.018484">
                <text:p>5.01848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5.018484">
                <text:p>5.01848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5.018484">
                <text:p>5.01848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5.018484">
                <text:p>5.01848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5.018484">
                <text:p>5.01848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5.018484">
                <text:p>5.01848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4.971195">
                <text:p>4.9711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4.924313">
                <text:p>4.9243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4.993034">
                <text:p>4.99303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4.993034">
                <text:p>4.99303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4.993034">
                <text:p>4.99303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4.993034">
                <text:p>4.99303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4.993034">
                <text:p>4.99303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4.993034">
                <text:p>4.99303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5.088683">
                <text:p>5.08868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5.088683">
                <text:p>5.08868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5.088683">
                <text:p>5.08868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5.088683">
                <text:p>5.08868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5.088683">
                <text:p>5.08868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5.14723">
                <text:p>5.147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5.14723">
                <text:p>5.147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5.14723">
                <text:p>5.147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5.14723">
                <text:p>5.147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5.14723">
                <text:p>5.147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5.14723">
                <text:p>5.147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4.982868">
                <text:p>4.9828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4.982868">
                <text:p>4.9828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4.982868">
                <text:p>4.9828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4.982868">
                <text:p>4.9828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4.982868">
                <text:p>4.9828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4.975222">
                <text:p>4.975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4.696321">
                <text:p>4.6963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4.696321">
                <text:p>4.6963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4.696321">
                <text:p>4.6963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4.696321">
                <text:p>4.6963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4.705022">
                <text:p>4.7050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4.705022">
                <text:p>4.7050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4.515201">
                <text:p>4.5152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4.40685">
                <text:p>4.4068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4.337063">
                <text:p>4.3370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.337063">
                <text:p>4.3370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4.337063">
                <text:p>4.3370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4.187967">
                <text:p>4.1879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4.187967">
                <text:p>4.1879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4.187967">
                <text:p>4.1879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.187967">
                <text:p>4.1879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4.187967">
                <text:p>4.1879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4.187967">
                <text:p>4.1879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4.187967">
                <text:p>4.1879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4.187967">
                <text:p>4.1879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4.187967">
                <text:p>4.1879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4.187967">
                <text:p>4.1879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4.187967">
                <text:p>4.1879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4.187967">
                <text:p>4.1879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4.187967">
                <text:p>4.1879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.187967">
                <text:p>4.1879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4.187967">
                <text:p>4.1879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4.187967">
                <text:p>4.1879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4.232712">
                <text:p>4.2327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4.232712">
                <text:p>4.2327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4.232712">
                <text:p>4.2327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4.232712">
                <text:p>4.2327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4.232712">
                <text:p>4.2327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4.232712">
                <text:p>4.2327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4.232712">
                <text:p>4.2327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4.232712">
                <text:p>4.2327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4.232712">
                <text:p>4.2327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4.232712">
                <text:p>4.2327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4.232712">
                <text:p>4.2327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4.232712">
                <text:p>4.2327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4.232712">
                <text:p>4.2327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4.232712">
                <text:p>4.2327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4.232712">
                <text:p>4.2327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4.232712">
                <text:p>4.2327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4.232712">
                <text:p>4.2327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4.232712">
                <text:p>4.2327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.232712">
                <text:p>4.2327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4.232712">
                <text:p>4.2327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4.232712">
                <text:p>4.2327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4.232712">
                <text:p>4.2327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4.232712">
                <text:p>4.2327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4.232712">
                <text:p>4.2327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4.195605">
                <text:p>4.1956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4.195605">
                <text:p>4.1956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4.195605">
                <text:p>4.1956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4.237782">
                <text:p>4.2377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4.237782">
                <text:p>4.2377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4.237782">
                <text:p>4.2377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4.237782">
                <text:p>4.2377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4.237782">
                <text:p>4.2377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4.237782">
                <text:p>4.2377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4.237782">
                <text:p>4.2377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4.237782">
                <text:p>4.2377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4.237782">
                <text:p>4.2377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4.237782">
                <text:p>4.2377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4.237782">
                <text:p>4.2377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4.237782">
                <text:p>4.2377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4.237782">
                <text:p>4.2377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4.237782">
                <text:p>4.2377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4.237782">
                <text:p>4.2377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4.237782">
                <text:p>4.2377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4.237782">
                <text:p>4.2377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4.237782">
                <text:p>4.2377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4.237782">
                <text:p>4.2377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4.237782">
                <text:p>4.2377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4.237782">
                <text:p>4.2377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4.237782">
                <text:p>4.2377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4.237782">
                <text:p>4.2377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4.237782">
                <text:p>4.2377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4.231243">
                <text:p>4.2312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4.231243">
                <text:p>4.2312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4.206875">
                <text:p>4.2068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4.206875">
                <text:p>4.2068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4.152325">
                <text:p>4.1523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4.152325">
                <text:p>4.1523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4.152325">
                <text:p>4.1523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4.152325">
                <text:p>4.1523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4.152325">
                <text:p>4.1523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4.152325">
                <text:p>4.1523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4.152325">
                <text:p>4.1523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4.05924">
                <text:p>4.059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4.05924">
                <text:p>4.059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4.05924">
                <text:p>4.059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4.05924">
                <text:p>4.059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4.05924">
                <text:p>4.059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4.05924">
                <text:p>4.059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4.05924">
                <text:p>4.059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4.05924">
                <text:p>4.059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4.05924">
                <text:p>4.059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4.05924">
                <text:p>4.059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4.05924">
                <text:p>4.059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4.05924">
                <text:p>4.059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4.05924">
                <text:p>4.059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4.05924">
                <text:p>4.059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4.05924">
                <text:p>4.059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4.05924">
                <text:p>4.059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4.05924">
                <text:p>4.059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4.05924">
                <text:p>4.059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4.05924">
                <text:p>4.059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4.05924">
                <text:p>4.059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4.05924">
                <text:p>4.059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4.05924">
                <text:p>4.059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4.05924">
                <text:p>4.059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4.05924">
                <text:p>4.059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4.05924">
                <text:p>4.059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4.05924">
                <text:p>4.059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4.05924">
                <text:p>4.059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4.05924">
                <text:p>4.059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4.05924">
                <text:p>4.059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4.05924">
                <text:p>4.059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4.05924">
                <text:p>4.059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4.05924">
                <text:p>4.059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4.05924">
                <text:p>4.059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4.05924">
                <text:p>4.059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4.05924">
                <text:p>4.059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4.05924">
                <text:p>4.059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4.05924">
                <text:p>4.059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4.05924">
                <text:p>4.059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4.05924">
                <text:p>4.059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4.05924">
                <text:p>4.059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4.052686">
                <text:p>4.0526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4.052686">
                <text:p>4.0526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4.052686">
                <text:p>4.0526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4.052686">
                <text:p>4.0526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4.052686">
                <text:p>4.0526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4.052686">
                <text:p>4.0526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4.052686">
                <text:p>4.0526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4.074506">
                <text:p>4.0745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4.074506">
                <text:p>4.0745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4.074506">
                <text:p>4.0745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4.074506">
                <text:p>4.0745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4.074506">
                <text:p>4.0745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4.074506">
                <text:p>4.0745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4.074506">
                <text:p>4.0745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4.074506">
                <text:p>4.0745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4.110141">
                <text:p>4.1101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4.110141">
                <text:p>4.1101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4.069414">
                <text:p>4.0694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4.113753">
                <text:p>4.1137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4.113753">
                <text:p>4.1137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4.113753">
                <text:p>4.1137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4.113753">
                <text:p>4.1137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4.113753">
                <text:p>4.1137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4.113753">
                <text:p>4.1137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4.135577">
                <text:p>4.1355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4.135577">
                <text:p>4.1355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4.135577">
                <text:p>4.1355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4.135577">
                <text:p>4.1355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4.135577">
                <text:p>4.1355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4.135577">
                <text:p>4.1355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4.135577">
                <text:p>4.1355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4.135577">
                <text:p>4.1355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4.135577">
                <text:p>4.1355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4.135577">
                <text:p>4.1355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4.135577">
                <text:p>4.1355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4.135577">
                <text:p>4.1355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4.135577">
                <text:p>4.1355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4.135577">
                <text:p>4.1355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4.135577">
                <text:p>4.1355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4.135577">
                <text:p>4.1355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4.135577">
                <text:p>4.1355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4.135577">
                <text:p>4.1355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4.135577">
                <text:p>4.1355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4.135577">
                <text:p>4.1355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4.135577">
                <text:p>4.1355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4.135577">
                <text:p>4.1355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4.135577">
                <text:p>4.1355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4.135577">
                <text:p>4.1355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4.135577">
                <text:p>4.1355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4.135577">
                <text:p>4.1355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4.178848">
                <text:p>4.1788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4.178848">
                <text:p>4.1788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4.178848">
                <text:p>4.1788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4.178848">
                <text:p>4.1788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4.178848">
                <text:p>4.1788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4.178848">
                <text:p>4.1788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4.049046">
                <text:p>4.0490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4.049046">
                <text:p>4.0490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4.049046">
                <text:p>4.0490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4.049046">
                <text:p>4.0490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4.049046">
                <text:p>4.0490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4.049046">
                <text:p>4.0490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4.049046">
                <text:p>4.0490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4.049046">
                <text:p>4.0490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4.049046">
                <text:p>4.0490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3.96105">
                <text:p>3.961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3.96105">
                <text:p>3.961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3.96105">
                <text:p>3.961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3.96105">
                <text:p>3.961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3.948317">
                <text:p>3.9483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3.913778">
                <text:p>3.9137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3.913778">
                <text:p>3.9137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3.913778">
                <text:p>3.9137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3.913778">
                <text:p>3.9137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3.913778">
                <text:p>3.9137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3.913778">
                <text:p>3.9137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3.930527">
                <text:p>3.9305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3.943246">
                <text:p>3.943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3.943246">
                <text:p>3.943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3.943246">
                <text:p>3.943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3.943246">
                <text:p>3.943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3.943246">
                <text:p>3.943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3.943246">
                <text:p>3.943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3.943246">
                <text:p>3.943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3.943246">
                <text:p>3.943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3.943246">
                <text:p>3.943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3.943246">
                <text:p>3.943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3.943246">
                <text:p>3.943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3.943246">
                <text:p>3.943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3.943246">
                <text:p>3.943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3.943246">
                <text:p>3.943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3.943246">
                <text:p>3.943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3.943246">
                <text:p>3.943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3.943246">
                <text:p>3.943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3.943246">
                <text:p>3.943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3.943246">
                <text:p>3.943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3.943246">
                <text:p>3.943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3.943246">
                <text:p>3.943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3.943246">
                <text:p>3.943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3.943246">
                <text:p>3.943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3.943246">
                <text:p>3.943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3.943246">
                <text:p>3.943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3.943246">
                <text:p>3.943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3.943246">
                <text:p>3.943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3.943246">
                <text:p>3.943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3.940704">
                <text:p>3.9407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3.940704">
                <text:p>3.9407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3.940704">
                <text:p>3.9407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3.940704">
                <text:p>3.9407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3.940704">
                <text:p>3.9407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3.940704">
                <text:p>3.9407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3.940704">
                <text:p>3.9407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3.940704">
                <text:p>3.9407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3.940704">
                <text:p>3.9407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3.940704">
                <text:p>3.9407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3.940704">
                <text:p>3.9407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3.940704">
                <text:p>3.9407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3.940704">
                <text:p>3.9407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3.940704">
                <text:p>3.9407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3.940704">
                <text:p>3.9407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3.940704">
                <text:p>3.9407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3.940704">
                <text:p>3.9407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3.940704">
                <text:p>3.9407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3.940704">
                <text:p>3.9407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3.940704">
                <text:p>3.9407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3.940704">
                <text:p>3.9407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3.940704">
                <text:p>3.9407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3.940704">
                <text:p>3.9407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3.940704">
                <text:p>3.9407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3.940704">
                <text:p>3.9407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3.908698">
                <text:p>3.9086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3.908698">
                <text:p>3.9086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3.908698">
                <text:p>3.9086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3.908698">
                <text:p>3.9086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3.908698">
                <text:p>3.9086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3.908698">
                <text:p>3.9086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3.915238">
                <text:p>3.9152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3.915238">
                <text:p>3.9152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3.915238">
                <text:p>3.9152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3.915238">
                <text:p>3.9152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3.898873">
                <text:p>3.89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3.831246">
                <text:p>3.831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3.771243">
                <text:p>3.771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3.771243">
                <text:p>3.771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3.771243">
                <text:p>3.771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3.771243">
                <text:p>3.771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3.771243">
                <text:p>3.771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3.771243">
                <text:p>3.771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3.771243">
                <text:p>3.771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3.771243">
                <text:p>3.771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3.771243">
                <text:p>3.771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3.771243">
                <text:p>3.771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3.771243">
                <text:p>3.771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3.771243">
                <text:p>3.771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3.771243">
                <text:p>3.771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3.771243">
                <text:p>3.771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3.771243">
                <text:p>3.771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3.771243">
                <text:p>3.771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3.771243">
                <text:p>3.771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3.771243">
                <text:p>3.771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3.771243">
                <text:p>3.771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3.771243">
                <text:p>3.771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3.771243">
                <text:p>3.771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3.771243">
                <text:p>3.771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3.771243">
                <text:p>3.771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3.771243">
                <text:p>3.771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3.771243">
                <text:p>3.771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3.771243">
                <text:p>3.771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3.771243">
                <text:p>3.771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3.617052">
                <text:p>3.6170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3.670511">
                <text:p>3.6705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3.763617">
                <text:p>3.7636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3.763617">
                <text:p>3.7636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3.763617">
                <text:p>3.7636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3.763617">
                <text:p>3.7636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3.763617">
                <text:p>3.7636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3.763617">
                <text:p>3.7636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3.763617">
                <text:p>3.7636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3.763617">
                <text:p>3.7636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3.763617">
                <text:p>3.7636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3.763617">
                <text:p>3.7636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3.763617">
                <text:p>3.7636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3.763617">
                <text:p>3.7636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3.763617">
                <text:p>3.7636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3.763617">
                <text:p>3.7636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3.763617">
                <text:p>3.7636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3.763617">
                <text:p>3.7636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3.763617">
                <text:p>3.7636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3.763617">
                <text:p>3.7636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3.763617">
                <text:p>3.7636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3.763617">
                <text:p>3.7636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3.763617">
                <text:p>3.7636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3.763617">
                <text:p>3.7636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3.763617">
                <text:p>3.7636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3.763617">
                <text:p>3.7636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3.763617">
                <text:p>3.7636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3.763617">
                <text:p>3.7636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3.763617">
                <text:p>3.7636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3.763617">
                <text:p>3.7636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3.763617">
                <text:p>3.7636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3.763617">
                <text:p>3.7636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3.763617">
                <text:p>3.7636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3.763617">
                <text:p>3.7636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3.763617">
                <text:p>3.7636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3.763617">
                <text:p>3.7636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3.763617">
                <text:p>3.7636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3.763617">
                <text:p>3.7636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3.763617">
                <text:p>3.7636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3.763617">
                <text:p>3.7636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3.763617">
                <text:p>3.7636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3.763617">
                <text:p>3.7636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3.763617">
                <text:p>3.7636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3.763617">
                <text:p>3.7636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3.77379">
                <text:p>3.773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3.77379">
                <text:p>3.773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3.77379">
                <text:p>3.773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3.77379">
                <text:p>3.773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3.77379">
                <text:p>3.773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3.77379">
                <text:p>3.773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3.77379">
                <text:p>3.773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3.77379">
                <text:p>3.773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3.77379">
                <text:p>3.773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3.744317">
                <text:p>3.7443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3.744317">
                <text:p>3.7443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3.744317">
                <text:p>3.7443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3.744317">
                <text:p>3.7443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3.744317">
                <text:p>3.7443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3.745788">
                <text:p>3.7457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3.745788">
                <text:p>3.7457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3.745788">
                <text:p>3.7457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3.745788">
                <text:p>3.7457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3.745788">
                <text:p>3.7457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3.745788">
                <text:p>3.7457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3.745788">
                <text:p>3.7457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3.731587">
                <text:p>3.731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3.730526">
                <text:p>3.7305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3.730526">
                <text:p>3.7305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3.730526">
                <text:p>3.7305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3.730526">
                <text:p>3.7305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3.730526">
                <text:p>3.7305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3.730526">
                <text:p>3.7305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3.730526">
                <text:p>3.7305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3.730526">
                <text:p>3.7305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3.730526">
                <text:p>3.7305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3.730526">
                <text:p>3.7305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3.730526">
                <text:p>3.7305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3.730526">
                <text:p>3.7305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3.730526">
                <text:p>3.7305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